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076cm" draw:marker-start="Symmetric_20_Arrow" draw:marker-start-width="0.413cm" draw:marker-end="Symmetric_20_Arrow" draw:marker-end-width="0.413cm" draw:textarea-horizontal-align="center" draw:textarea-vertical-align="middle" fo:padding-top="0.162cm" fo:padding-bottom="0.162cm" fo:padding-left="0.287cm" fo:padding-right="0.287cm"/>
    </style:style>
    <style:style style:name="gr12" style:family="graphic" style:parent-style-name="standard">
      <style:graphic-properties svg:stroke-width="0.076cm" draw:marker-start="" draw:marker-start-width="0.414cm" draw:marker-end="Symmetric_20_Arrow" draw:marker-end-width="0.414cm" draw:textarea-horizontal-align="center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svg:stroke-width="0.076cm" draw:marker-start-width="0.314cm" draw:marker-end="Symmetric_20_Arrow" draw:marker-end-width="0.414cm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svg:stroke-width="0.102cm" draw:marker-start-width="0.352cm" draw:marker-end="Symmetric_20_Arrow" draw:marker-end-width="0.4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392cm"/>
    </style:style>
    <style:style style:name="P1" style:family="paragraph"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text-properties fo:color="#000000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5" draw:layer="layout" svg:width="4.082cm" svg:height="1.236cm" svg:x="16.984cm" svg:y="11.971cm">
          <draw:text-box>
            <text:p text:style-name="P1"><text:span text:style-name="T1">Verificación formal</text:span></text:p>
            <text:p text:style-name="P1"><text:span text:style-name="T1">Análisis</text:span></text:p>
          </draw:text-box>
        </draw:frame>
        <draw:custom-shape draw:style-name="gr2" draw:text-style-name="P3" draw:id="id16" draw:layer="layout" svg:width="8.778cm" svg:height="2.275cm" svg:x="7.22cm" svg:y="11.4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id="id14" draw:layer="layout" svg:width="8.778cm" svg:height="2.695cm" svg:x="7.22cm" svg:y="8.7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3cm" svg:height="1.5cm" svg:x="10.031cm" svg:y="2cm">
          <text:p text:style-name="P4"><text:span text:style-name="T1">Especific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0" draw:layer="layout" svg:width="3cm" svg:height="1.5cm" svg:x="10.1cm" svg:y="4.5cm">
          <text:p text:style-name="P4"><text:span text:style-name="T1">Modelo</text:span></text:p>
          <text:p text:style-name="P4"><text:span text:style-name="T1">Y verific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id="id1" draw:layer="layout" svg:width="4.5cm" svg:height="1.5cm" svg:x="9.273cm" svg:y="7cm">
          <text:p text:style-name="P5"><text:span text:style-name="T2">Arquitectura </text:span></text:p>
          <text:p text:style-name="P5"><text:span text:style-name="T2">(Selección, estimación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2" draw:layer="layout" svg:width="3cm" svg:height="1.5cm" svg:x="7.6cm" svg:y="9.5cm">
          <text:p text:style-name="P5"><text:span text:style-name="T2">Particionamiento</text:span></text:p>
          <text:p text:style-name="P5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id="id3" draw:layer="layout" svg:width="3cm" svg:height="1.5cm" svg:x="12.6cm" svg:y="9.5cm">
          <text:p text:style-name="P5"><text:span text:style-name="T2">Particionamiento</text:span></text:p>
          <text:p text:style-name="P5"><text:span text:style-name="T2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id="id8" draw:layer="layout" svg:width="3cm" svg:height="1.5cm" svg:x="12.6cm" svg:y="12cm">
          <text:p text:style-name="P5"><text:span text:style-name="T2">Simul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7" draw:layer="layout" svg:width="3cm" svg:height="1.5cm" svg:x="7.6cm" svg:y="12cm">
          <text:p text:style-name="P4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4" draw:layer="layout" svg:width="3cm" svg:height="1.5cm" svg:x="7.674cm" svg:y="16.23cm">
          <text:p text:style-name="P4"><text:span text:style-name="T1">Compil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id="id6" draw:layer="layout" svg:width="3cm" svg:height="1.5cm" svg:x="12.674cm" svg:y="16.23cm">
          <text:p text:style-name="P4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5" draw:layer="layout" svg:width="3cm" svg:height="1.5cm" svg:x="10.174cm" svg:y="18.73cm">
          <text:p text:style-name="P4"><text:span text:style-name="T1">Prototipado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9" draw:layer="layout" svg:width="3cm" svg:height="1.5cm" svg:x="10.174cm" svg:y="21.036cm">
          <text:p text:style-name="P4"><text:span text:style-name="T1">Prueba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6cm" svg:y1="3.5cm" svg:x2="11.6cm" svg:y2="4.5cm">
          <text:p/>
        </draw:line>
        <draw:line draw:style-name="gr9" draw:text-style-name="P3" draw:layer="layout" svg:x1="11.6cm" svg:y1="6cm" svg:x2="11.6cm" svg:y2="7cm">
          <text:p/>
        </draw:line>
        <draw:connector draw:style-name="gr9" draw:text-style-name="P3" draw:layer="layout" svg:x1="11.523cm" svg:y1="8.5cm" svg:x2="9.1cm" svg:y2="9.5cm" draw:start-shape="id1" draw:start-glue-point="2" draw:end-shape="id2" draw:end-glue-point="0" svg:d="m11523 8500v500h-2423v500">
          <text:p/>
        </draw:connector>
        <draw:connector draw:style-name="gr9" draw:text-style-name="P3" draw:layer="layout" svg:x1="11.523cm" svg:y1="8.5cm" svg:x2="14.1cm" svg:y2="9.5cm" draw:start-shape="id1" draw:start-glue-point="2" draw:end-shape="id3" draw:end-glue-point="0" svg:d="m11523 8500v500h2577v500">
          <text:p/>
        </draw:connector>
        <draw:line draw:style-name="gr10" draw:text-style-name="P3" draw:layer="layout" svg:x1="9.1cm" svg:y1="11cm" svg:x2="9.1cm" svg:y2="12cm">
          <text:p/>
        </draw:line>
        <draw:line draw:style-name="gr9" draw:text-style-name="P3" draw:layer="layout" svg:x1="14.1cm" svg:y1="11cm" svg:x2="14.1cm" svg:y2="12cm">
          <text:p/>
        </draw:line>
        <draw:line draw:style-name="gr9" draw:text-style-name="P3" draw:layer="layout" svg:x1="9.1cm" svg:y1="11cm" svg:x2="9.1cm" svg:y2="12cm">
          <text:p/>
        </draw:line>
        <draw:connector draw:style-name="gr9" draw:text-style-name="P3" draw:layer="layout" draw:line-skew="-0.041cm 4.522cm 2.551cm" svg:x1="9.174cm" svg:y1="17.73cm" svg:x2="11.674cm" svg:y2="18.73cm" draw:start-shape="id4" draw:start-glue-point="2" draw:end-shape="id5" draw:end-glue-point="0" svg:d="m9174 17730v460h2521v90h-21v450">
          <text:p/>
        </draw:connector>
        <draw:connector draw:style-name="gr9" draw:text-style-name="P3" draw:layer="layout" draw:line-skew="-2.541cm 2.022cm" svg:x1="14.174cm" svg:y1="17.73cm" svg:x2="11.674cm" svg:y2="18.73cm" draw:start-shape="id6" draw:start-glue-point="2" draw:end-shape="id5" draw:end-glue-point="0" svg:d="m14174 17730v460h-2479v39h-21v501">
          <text:p/>
        </draw:connector>
        <draw:connector draw:style-name="gr11" draw:text-style-name="P3" draw:layer="layout" svg:x1="10.6cm" svg:y1="12.75cm" svg:x2="12.6cm" svg:y2="12.75cm" draw:start-shape="id7" draw:start-glue-point="1" draw:end-shape="id8" draw:end-glue-point="3" svg:d="m10600 12750h2000">
          <text:p/>
        </draw:connector>
        <draw:connector draw:style-name="gr12" draw:text-style-name="P3" draw:layer="layout" draw:line-skew="3.102cm" svg:x1="13.174cm" svg:y1="21.786cm" svg:x2="13.1cm" svg:y2="5.25cm" draw:start-shape="id9" draw:start-glue-point="1" draw:end-shape="id10" draw:end-glue-point="1" svg:d="m13174 21786h3603v-16536h-3677">
          <text:p/>
        </draw:connector>
        <draw:connector draw:style-name="gr12" draw:text-style-name="P3" draw:layer="layout" draw:line-skew="-0.244cm" svg:x1="7.6cm" svg:y1="12.75cm" svg:x2="10.1cm" svg:y2="5.25cm" draw:start-shape="id7" draw:start-glue-point="3" draw:end-shape="id10" svg:d="m7600 12750h-745v-7500h3245">
          <text:p/>
        </draw:connector>
        <draw:connector draw:style-name="gr12" draw:text-style-name="P3" draw:layer="layout" draw:line-skew="3.176cm" svg:x1="13.1cm" svg:y1="5.25cm" svg:x2="13.031cm" svg:y2="2.75cm" draw:start-shape="id10" draw:start-glue-point="1" draw:end-shape="id11" draw:end-glue-point="1" svg:d="m13100 5250h3677v-2500h-3746">
          <text:p/>
        </draw:connector>
        <draw:connector draw:style-name="gr12" draw:text-style-name="P3" draw:layer="layout" draw:line-skew="0.016cm" svg:x1="11.674cm" svg:y1="20.23cm" svg:x2="11.673cm" svg:y2="21.08cm" draw:start-shape="id5" draw:start-glue-point="2" svg:d="m11674 20230v692h-1v158">
          <text:p/>
        </draw:connector>
        <draw:custom-shape draw:style-name="gr8" draw:text-style-name="P4" draw:id="id12" draw:layer="layout" svg:width="3cm" svg:height="1.5cm" svg:x="10.171cm" svg:y="13.857cm">
          <text:p text:style-name="P4"><text:span text:style-name="T1">Programación</text:span></text:p>
          <text:p text:style-name="P4"><text:span text:style-name="T1">(Schedulling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1cm" svg:y1="13.5cm" svg:x2="10.171cm" svg:y2="14.607cm" draw:start-shape="id7" draw:start-glue-point="2" draw:end-shape="id12" svg:d="m9100 13500v1107h1071">
          <text:p/>
        </draw:connector>
        <draw:connector draw:style-name="gr13" draw:text-style-name="P3" draw:layer="layout" svg:x1="14.1cm" svg:y1="13.5cm" svg:x2="13.171cm" svg:y2="14.607cm" draw:start-shape="id8" draw:end-shape="id12" draw:end-glue-point="1" svg:d="m14100 13500v1107h-929">
          <text:p/>
        </draw:connector>
        <draw:connector draw:style-name="gr13" draw:text-style-name="P3" draw:layer="layout" draw:line-skew="-2.507cm -2.579cm" svg:x1="11.671cm" svg:y1="15.357cm" svg:x2="14.174cm" svg:y2="16.23cm" draw:start-shape="id12" draw:start-glue-point="2" draw:end-shape="id6" draw:end-glue-point="0" svg:d="m11671 15357v367h1925v5h578v501">
          <text:p/>
        </draw:connector>
        <draw:frame draw:style-name="gr1" draw:text-style-name="P2" draw:id="id13" draw:layer="layout" svg:width="3.917cm" svg:height="1.236cm" svg:x="17.083cm" svg:y="9.496cm">
          <draw:text-box>
            <text:p text:style-name="P1"><text:span text:style-name="T1">Particionamiento y mapeo</text:span></text:p>
          </draw:text-box>
        </draw:frame>
        <draw:connector draw:style-name="gr14" draw:text-style-name="P3" draw:layer="layout" svg:x1="17.083cm" svg:y1="10.114cm" svg:x2="15.998cm" svg:y2="10.101cm" draw:start-shape="id13" draw:start-glue-point="3" draw:end-shape="id14" draw:end-glue-point="1" svg:d="m17083 10114h-542v-13h-543">
          <text:p/>
        </draw:connector>
        <draw:connector draw:style-name="gr14" draw:text-style-name="P3" draw:layer="layout" svg:x1="16.984cm" svg:y1="12.589cm" svg:x2="15.998cm" svg:y2="12.585cm" draw:start-shape="id15" draw:start-glue-point="3" draw:end-shape="id16" draw:end-glue-point="1" svg:d="m16984 12589h-493v-4h-493">
          <text:p/>
        </draw:connector>
        <draw:line draw:style-name="gr15" draw:text-style-name="P3" draw:layer="layout" svg:x1="9.545cm" svg:y1="15.207cm" svg:x2="4.846cm" svg:y2="15.182cm">
          <text:p/>
        </draw:line>
        <draw:line draw:style-name="gr16" draw:text-style-name="P3" draw:layer="layout" svg:x1="5.415cm" svg:y1="15.157cm" svg:x2="5.366cm" svg:y2="2.398cm">
          <text:p/>
        </draw:line>
        <draw:line draw:style-name="gr16" draw:text-style-name="P3" draw:layer="layout" svg:x1="5.415cm" svg:y1="15.183cm" svg:x2="5.44cm" svg:y2="22.279cm">
          <text:p/>
        </draw:line>
        <draw:frame draw:style-name="gr17" draw:text-style-name="P8" draw:layer="layout" svg:width="3.548cm" svg:height="0.645cm" svg:x="2.014cm" svg:y="8.73cm">
          <draw:text-box>
            <text:p text:style-name="P7"><text:span text:style-name="T3">Nivel de sistema</text:span></text:p>
          </draw:text-box>
        </draw:frame>
        <draw:frame draw:style-name="gr17" draw:text-style-name="P8" draw:layer="layout" svg:width="2.397cm" svg:height="0.645cm" svg:x="2.744cm" svg:y="18.176cm">
          <draw:text-box>
            <text:p text:style-name="P7"><text:span text:style-name="T3">Bajo nivel</text:span></text:p>
          </draw:text-box>
        </draw:frame>
        <draw:connector draw:style-name="gr13" draw:text-style-name="P3" draw:layer="layout" draw:line-skew="0.181cm" svg:x1="11.672cm" svg:y1="15.358cm" svg:x2="9.174cm" svg:y2="16.23cm" draw:end-shape="id4" draw:end-glue-point="0" svg:d="m11672 15358v367h-2498v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10-27T10:04:44</dc:date>
    <meta:editing-duration>PT04H54M08S</meta:editing-duration>
    <meta:editing-cycles>40</meta:editing-cycles>
    <meta:generator>OpenOffice.org/3.2$Linux OpenOffice.org_project/320m12$Build-9483</meta:generator>
    <dc:creator>Carlos Camargo</dc:cre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